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8000002E70B50DD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35cm" draw:z-index="0"><draw:image xlink:href="Pictures/10000000000002D8000002E70B50DD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18:38:21.658023700</meta:creation-date>
    <dc:date>2025-12-26T18:38:52.922712200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